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uttman Rashi" svg:font-family="'Guttman Rashi'"/>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Times New Roman" svg:font-family="'Times New Roman'" style:font-family-generic="roman" style:font-pitch="variable"/>
  </office:font-face-decls>
  <office:automatic-styles>
    <style:style style:name="P1" style:family="paragraph" style:parent-style-name="Footnote" style:list-style-name="WWNum3">
      <style:text-properties officeooo:paragraph-rsid="001f79d9"/>
    </style:style>
    <style:style style:name="P2" style:family="paragraph" style:parent-style-name="Footnote" style:list-style-name="WWNum3">
      <style:text-properties officeooo:paragraph-rsid="0020417a"/>
    </style:style>
    <style:style style:name="P3" style:family="paragraph" style:parent-style-name="Footnote" style:list-style-name="WWNum3">
      <style:text-properties officeooo:paragraph-rsid="00209cbf"/>
    </style:style>
    <style:style style:name="P4" style:family="paragraph" style:parent-style-name="Footnote" style:list-style-name="WWNum3">
      <style:text-properties officeooo:paragraph-rsid="0022741c"/>
    </style:style>
    <style:style style:name="P5" style:family="paragraph" style:parent-style-name="Footnote" style:list-style-name="WWNum3">
      <style:text-properties officeooo:paragraph-rsid="0023dfb5"/>
    </style:style>
    <style:style style:name="P6" style:family="paragraph" style:parent-style-name="Footnote" style:list-style-name="WWNum3">
      <style:text-properties officeooo:paragraph-rsid="0025ddb7"/>
    </style:style>
    <style:style style:name="P7" style:family="paragraph" style:parent-style-name="Footnote">
      <style:text-properties officeooo:paragraph-rsid="001f79d9"/>
    </style:style>
    <style:style style:name="P8" style:family="paragraph" style:parent-style-name="Footnote" style:list-style-name="WWNum3">
      <style:text-properties fo:font-weight="normal" officeooo:rsid="001f79d9" officeooo:paragraph-rsid="001f79d9" style:font-weight-asian="normal" style:font-weight-complex="normal"/>
    </style:style>
    <style:style style:name="P9" style:family="paragraph" style:parent-style-name="Footnote" style:list-style-name="WWNum3">
      <style:text-properties officeooo:rsid="0020417a" officeooo:paragraph-rsid="0020417a"/>
    </style:style>
    <style:style style:name="T1" style:family="text">
      <style:text-properties fo:font-weight="bold" style:font-weight-asian="bold" style:font-weight-complex="bold"/>
    </style:style>
    <style:style style:name="T2" style:family="text">
      <style:text-properties fo:font-weight="bold" officeooo:rsid="001f79d9" style:font-weight-asian="bold" style:font-weight-complex="bold"/>
    </style:style>
    <style:style style:name="T3" style:family="text">
      <style:text-properties officeooo:rsid="0002f6b4"/>
    </style:style>
    <style:style style:name="T4" style:family="text">
      <style:text-properties style:text-underline-style="solid" style:text-underline-width="auto" style:text-underline-color="font-color" fo:font-weight="bold" officeooo:rsid="0002f6b4" style:font-weight-asian="bold" style:font-weight-complex="bold"/>
    </style:style>
    <style:style style:name="T5" style:family="text">
      <style:text-properties style:text-underline-style="solid" style:text-underline-width="auto" style:text-underline-color="font-color" fo:font-weight="bold" officeooo:rsid="0025ddb7" style:font-weight-asian="bold" style:font-weight-complex="bold"/>
    </style:style>
    <style:style style:name="T6" style:family="text">
      <style:text-properties fo:font-weight="normal" officeooo:rsid="0002f6b4" style:font-weight-asian="normal" style:font-weight-complex="normal"/>
    </style:style>
    <style:style style:name="T7" style:family="text">
      <style:text-properties fo:font-weight="normal" officeooo:rsid="001f79d9" style:font-weight-asian="normal" style:font-weight-complex="normal"/>
    </style:style>
    <style:style style:name="T8" style:family="text">
      <style:text-properties fo:font-weight="normal" officeooo:rsid="00209cbf" style:font-weight-asian="normal" style:font-weight-complex="normal"/>
    </style:style>
    <style:style style:name="T9" style:family="text">
      <style:text-properties fo:font-weight="normal" officeooo:rsid="0020cfa8" style:font-weight-asian="normal" style:font-weight-complex="normal"/>
    </style:style>
    <style:style style:name="T10" style:family="text">
      <style:text-properties officeooo:rsid="001f79d9"/>
    </style:style>
    <style:style style:name="T11" style:family="text">
      <style:text-properties officeooo:rsid="0020417a"/>
    </style:style>
    <style:style style:name="T12" style:family="text">
      <style:text-properties officeooo:rsid="0022741c"/>
    </style:style>
    <style:style style:name="T13" style:family="text">
      <style:text-properties officeooo:rsid="0023dfb5"/>
    </style:style>
    <style:style style:name="T14" style:family="text">
      <style:text-properties officeooo:rsid="0025ddb7"/>
    </style:style>
    <style:style style:name="T15"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אז, אם היינו עושים טבלא ממה שיודעים עכשיו, היה יוצא כזה:</text:p>
      <text:list xml:id="list413389237" text:style-name="WWNum3">
        <text:list-item>
          <text:p text:style-name="P1">רבי מאיר-</text:p>
          <text:list>
            <text:list-item>
              <text:p text:style-name="P1">שוגג:</text:p>
              <text:list>
                <text:list-item>
                  <text:p text:style-name="P1">הוא-</text:p>
                  <text:list>
                    <text:list-item>
                      <text:p text:style-name="P1">בו ביום<text:span text:style-name="T15">- מותר.</text:span></text:p>
                      <text:p text:style-name="P1"><text:span text:style-name="T10">רש"י בחולין </text:span><text:span text:style-name="T12">ותוס’</text:span><text:span text:style-name="T10"> כ’ שהוא מותר. </text:span></text:p>
                      <text:p text:style-name="P4"><text:span text:style-name="T10">כן נראה מן הגמ’ בחולין, שאי לאו הכי קשה למה לא נמצא איסור בשבת בשוגג לרבי מאיר. <text:s/></text:span><text:span text:style-name="T12">כן נ’ מגמ’ בשבת, שמביא משנה שמדבר (אולי) על אכילה בשבת, ומזכיר שרבי מאיר מתיר.</text:span></text:p>
                    </text:list-item>
                    <text:list-item>
                      <text:p text:style-name="P1">במוצאי שבת<text:span text:style-name="T15">- מותר.</text:span></text:p>
                      <text:p text:style-name="P1"><text:span text:style-name="T10">אם בו ביום מותר, בוודאי במ"ש מותר. גם אם מותר במ"ש במזיד, בוודאי בשוגג מותר.</text:span></text:p>
                    </text:list-item>
                  </text:list>
                </text:list-item>
                <text:list-item>
                  <text:p text:style-name="P1">אחרים-</text:p>
                  <text:list>
                    <text:list-item>
                      <text:p text:style-name="P1">בו ביום<text:span text:style-name="T15">- מותר.</text:span></text:p>
                      <text:p text:style-name="P1"><text:span text:style-name="T7">אם לעצמו מותר, כל שכן שלאחרים מותר.</text:span></text:p>
                    </text:list-item>
                    <text:list-item>
                      <text:p text:style-name="P1">במוצאי שבת<text:span text:style-name="T15">- מותר.</text:span></text:p>
                      <text:p text:style-name="P8">מוכרח שהוא מותר, שזהו הציור הכי מותר.</text:p>
                    </text:list-item>
                  </text:list>
                </text:list-item>
              </text:list>
            </text:list-item>
            <text:list-item>
              <text:p text:style-name="P1">מזיד:</text:p>
              <text:list>
                <text:list-item>
                  <text:p text:style-name="P1">הוא-</text:p>
                  <text:list>
                    <text:list-item>
                      <text:p text:style-name="P1">בו ביום<text:span text:style-name="T15">- אסור.</text:span></text:p>
                      <text:p text:style-name="P1"><text:span text:style-name="T10">מוכרח שהוא אסור, שזהו הציור הכי אסור.</text:span></text:p>
                    </text:list-item>
                    <text:list-item>
                      <text:p text:style-name="P1">במוצאי שבת<text:span text:style-name="T1">- </text:span><text:span text:style-name="T2">מחלקת.</text:span></text:p>
                      <text:p text:style-name="P1"><text:span text:style-name="T10">רש"י בחולין ותוס’ בכ"מ כ’ שהוא מותר. כן נ’ מגמ’ בחולין, שגמ’ אומר ש"שחיטתו כשרה" משמע שמכשיר לכ"ע, ועדיין מצדד שהמשנה הוא כשיטת רבי מאיר. יש לדחות שאולי לא ידע כן גמ’ כשצידד שרבי מאיר הוא.</text:span></text:p>
                      <text:p text:style-name="P1"><text:span text:style-name="T10">רש"י בכתובות כ’ שהוא אסור.</text:span></text:p>
                    </text:list-item>
                  </text:list>
                </text:list-item>
                <text:list-item>
                  <text:p text:style-name="P1">אחרים-</text:p>
                  <text:list>
                    <text:list-item>
                      <text:p text:style-name="P1">בו ביום<text:span text:style-name="T15">- אסור.</text:span></text:p>
                      <text:p text:style-name="P1"><text:span text:style-name="T10">רש"י בחולין ותוס’ בכ”מ כ’ שהוא מותר. כ"נ מגמ’ בחולין, שאומר שם שצריך להיות אותו משנה דומה ליה"כ, ועדיין מצדד שמשנה כרבי מאיר. שכדי לדמות ליה”כ, צריך להיות שאסור בין לו בין לאחרים. יש לדון, שאולי בזה לא צריך להיות דומה. גם, אולי לא ידע גמ’ שצריך להיות דומה בכלל כשאמר שאולי הוא ר”מ.</text:span></text:p>
                    </text:list-item>
                    <text:list-item>
                      <text:p text:style-name="P2">במוצאי שבת<text:span text:style-name="T15">- מותר.</text:span></text:p>
                      <text:p text:style-name="P2"><text:span text:style-name="T11">רש"י ותוס’ מתירים. כן נראה מגמ’ בחולין, שמנסה להוקים משנה שאומר כן כרבי מאיר. (יש לדחות שרק סובר שרבי מאיר סובר כן כדי להוקים את המשנה כן.)</text:span></text:p>
                    </text:list-item>
                  </text:list>
                </text:list-item>
              </text:list>
            </text:list-item>
          </text:list>
        </text:list-item>
        <text:list-item>
          <text:p text:style-name="P1">רבי יהודה-</text:p>
          <text:list>
            <text:list-item>
              <text:p text:style-name="P1">שוגג:</text:p>
              <text:list>
                <text:list-item>
                  <text:p text:style-name="P1">הוא-</text:p>
                  <text:list>
                    <text:list-item>
                      <text:p text:style-name="P1">בו ביום<text:span text:style-name="T15">- אסור.</text:span></text:p>
                      <text:p text:style-name="P9">כן <text:span text:style-name="T13">אומר בפירוש.</text:span></text:p>
                    </text:list-item>
                    <text:list-item>
                      <text:p text:style-name="P2">במוצאי שבת<text:span text:style-name="T15">- מותר.</text:span></text:p>
                      <text:p text:style-name="P2"><text:span text:style-name="T11">רש"י ותוס’ כ’ שהוא מותר. כן מוכרח מגמ’ בחולין שמוקים משנה שאומר ששחיטת שבת כשרה במ"ש (וגמ’ מפרש שר"ל לכ"ע) כרבי יהודה.</text:span></text:p>
                    </text:list-item>
                  </text:list>
                </text:list-item>
                <text:list-item>
                  <text:p text:style-name="P1">אחרים-</text:p>
                  <text:list>
                    <text:list-item>
                      <text:p text:style-name="P3">בו ביום<text:span text:style-name="T15">- אסור.</text:span><text:span text:style-name="T6"/></text:p>
                      <text:p text:style-name="P3"><text:span text:style-name="T8">רש"י בחולין ותוס’ כ’ שאסור. כן נ’ מגמ’ בחולין, </text:span><text:span text:style-name="T9">שכדי לדמות ליה"כ, צ"ל אסור לכ"ע. יל"ד, שאולי לא צ"ל דומה ליה"כ בזה.</text:span></text:p>
                    </text:list-item>
                    <text:list-item>
                      <text:p text:style-name="P5">במוצאי שבת<text:span text:style-name="T15">- מותר.</text:span></text:p>
                      <text:p text:style-name="P5"><text:span text:style-name="T13">כן מוכרח, שהוא הכי מותר.</text:span></text:p>
                    </text:list-item>
                  </text:list>
                </text:list-item>
              </text:list>
            </text:list-item>
            <text:list-item>
              <text:p text:style-name="P1">מזיד:</text:p>
              <text:list>
                <text:list-item>
                  <text:p text:style-name="P1">הוא-</text:p>
                  <text:list>
                    <text:list-item>
                      <text:p text:style-name="P5">בו ביום<text:span text:style-name="T15">- אסור.</text:span></text:p>
                      <text:p text:style-name="P5"><text:span text:style-name="T13">כן מוכרח, שאף בשוגג אסור.</text:span></text:p>
                    </text:list-item>
                    <text:list-item>
                      <text:p text:style-name="P5">במוצאי שבת<text:span text:style-name="T15">- אסור.</text:span></text:p>
                      <text:p text:style-name="P5"><text:span text:style-name="T13">כן מוכרח, שהוא הכי אסור.</text:span></text:p>
                    </text:list-item>
                  </text:list>
                </text:list-item>
                <text:list-item>
                  <text:p text:style-name="P1"><text:soft-page-break/>אחרים-</text:p>
                  <text:list>
                    <text:list-item>
                      <text:p text:style-name="P5">בו ביום<text:span text:style-name="T15">- אסור.</text:span></text:p>
                      <text:p text:style-name="P5"><text:span text:style-name="T13">כן מוכרח, מכל שכן בשוגג.</text:span></text:p>
                    </text:list-item>
                    <text:list-item>
                      <text:p text:style-name="P6">במוצאי שבת<text:span text:style-name="T15">- מותר.</text:span></text:p>
                      <text:p text:style-name="P6"><text:span text:style-name="T14">כן כ’ תוס’. (רש"י לא גילה את דעתו.) פי’ שצ"ל כן, שאל"ה שווה למזיד של ריב"נ (ומוכיח נג"ז מגמ’).</text:span></text:p>
                    </text:list-item>
                  </text:list>
                </text:list-item>
              </text:list>
            </text:list-item>
          </text:list>
        </text:list-item>
        <text:list-item>
          <text:p text:style-name="P1">רבי יוחנן הסנדלר-</text:p>
          <text:list>
            <text:list-item>
              <text:p text:style-name="P1">שוגג:</text:p>
              <text:list>
                <text:list-item>
                  <text:p text:style-name="P1">הוא-</text:p>
                  <text:list>
                    <text:list-item>
                      <text:p text:style-name="P1">בו ביום<text:span text:style-name="T15">- אסור.</text:span><text:span text:style-name="T1"/></text:p>
                    </text:list-item>
                    <text:list-item>
                      <text:p text:style-name="P1">במוצאי שבת<text:span text:style-name="T15">- אסור.</text:span><text:span text:style-name="T1"/></text:p>
                    </text:list-item>
                  </text:list>
                </text:list-item>
                <text:list-item>
                  <text:p text:style-name="P1">אחרים-</text:p>
                  <text:list>
                    <text:list-item>
                      <text:p text:style-name="P1">בו ביום<text:span text:style-name="T15">- אסור.</text:span><text:span text:style-name="T1"/></text:p>
                    </text:list-item>
                    <text:list-item>
                      <text:p text:style-name="P1">במוצאי שבת<text:span text:style-name="T15">- מותר.</text:span><text:span text:style-name="T1"/></text:p>
                    </text:list-item>
                  </text:list>
                </text:list-item>
              </text:list>
            </text:list-item>
            <text:list-item>
              <text:p text:style-name="P1">מזיד:</text:p>
              <text:list>
                <text:list-item>
                  <text:p text:style-name="P1">הוא-</text:p>
                  <text:list>
                    <text:list-item>
                      <text:p text:style-name="P1">בו ביום<text:span text:style-name="T15">- אסור.</text:span><text:span text:style-name="T1"/></text:p>
                    </text:list-item>
                    <text:list-item>
                      <text:p text:style-name="P1">במוצאי שבת<text:span text:style-name="T15">- אסור.</text:span><text:span text:style-name="T1"/></text:p>
                    </text:list-item>
                  </text:list>
                </text:list-item>
                <text:list-item>
                  <text:p text:style-name="P1">אחרים-</text:p>
                  <text:list>
                    <text:list-item>
                      <text:p text:style-name="P1">בו ביום<text:span text:style-name="T15">- אסור.</text:span><text:span text:style-name="T1"/></text:p>
                    </text:list-item>
                    <text:list-item>
                      <text:p text:style-name="P1">במוצאי שבת<text:span text:style-name="T15">- אסור.</text:span><text:span text:style-name="T1"/></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uttman Rashi" svg:font-family="'Guttman Rashi'"/>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Narkisim" style:font-size-complex="11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Narkisim"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Narkisim" style:font-family-complex="Narkisim"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arkisim" style:font-family-complex="Narkisi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arkisim" style:font-family-complex="Narkisim" style:font-size-complex="11pt" style:font-style-complex="italic"/>
    </style:style>
    <style:style style:name="Index" style:family="paragraph" style:parent-style-name="Standard" style:class="index">
      <style:paragraph-properties text:number-lines="false" text:line-number="0"/>
      <style:text-properties style:font-size-asian="12pt" style:font-name-complex="Narkisim" style:font-family-complex="Narkisim"/>
    </style:style>
    <style:style style:name="Footnote" style:family="paragraph" style:parent-style-name="Standard" style:class="extra">
      <style:paragraph-properties fo:margin-left="0.6cm" fo:margin-right="0cm" fo:margin-top="0cm" fo:margin-bottom="0cm" style:contextual-spacing="false" fo:text-align="end" style:justify-single-word="false" fo:text-indent="-0.6cm" style:auto-text-indent="false" text:number-lines="false" text:line-number="0" style:writing-mode="rl-tb"/>
      <style:text-properties fo:font-size="10pt" style:font-size-asian="10pt" style:font-name-complex="Guttman Rashi" style:font-family-complex="'Guttman Rashi'" style:font-size-complex="10pt"/>
    </style:style>
    <style:style style:name="Line_20_numbering" style:display-name="Line numbering"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7:29:14.531000000</meta:creation-date>
    <dc:date>2024-06-06T17:55:20.129000000</dc:date>
    <meta:editing-duration>PT26M1S</meta:editing-duration>
    <meta:editing-cycles>8</meta:editing-cycles>
    <meta:generator>LibreOffice/7.5.3.2$Windows_X86_64 LibreOffice_project/9f56dff12ba03b9acd7730a5a481eea045e468f3</meta:generator>
    <meta:document-statistic meta:table-count="0" meta:image-count="0" meta:object-count="0" meta:page-count="2" meta:paragraph-count="64" meta:word-count="435" meta:character-count="2093" meta:non-whitespace-character-count="1765"/>
  </office:meta>
</office:document-meta>
</file>